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00a933" fo:font-size="14pt" fo:font-weight="bold"/>
    </style:style>
    <style:style style:name="P5" style:family="paragraph">
      <loext:graphic-properties draw:fill="none" draw:fill-color="#ffffff"/>
      <style:text-properties fo:color="#00a933"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3.667cm" svg:y="3.5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016cm" svg:height="1.016cm" svg:x="6.568cm" svg:y="3.5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016cm" svg:height="1.016cm" svg:x="4.918cm" svg:y="6.19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016cm" svg:height="1.016cm" svg:x="8.068cm" svg:y="6.19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016cm" svg:height="1.016cm" svg:x="9.769cm" svg:y="3.54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016cm" svg:height="1.016cm" svg:x="11.368cm" svg:y="6.19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016cm" svg:height="1.016cm" svg:x="6.369cm" svg:y="8.89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016cm" svg:height="1.016cm" svg:x="9.769cm" svg:y="8.89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016cm" svg:height="1.016cm" svg:x="4.918cm" svg:y="11.69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016cm" svg:height="1.016cm" svg:x="8.068cm" svg:y="11.692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016cm" svg:height="1.016cm" svg:x="11.37cm" svg:y="11.692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016cm" svg:height="1.016cm" svg:x="9.769cm" svg:y="14.443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83cm" svg:y1="4.048cm" svg:x2="6.568cm" svg:y2="4.048cm" draw:start-shape="id1" draw:start-glue-point="10" draw:end-shape="id2" draw:end-glue-point="6" svg:d="M4683 4048h1885" svg:viewBox="0 0 1886 1">
          <text:p/>
        </draw:connector>
        <draw:connector draw:style-name="gr2" draw:text-style-name="P3" draw:layer="layout" draw:type="line" svg:x1="6.716cm" svg:y1="4.408cm" svg:x2="5.426cm" svg:y2="6.191cm" draw:start-shape="id2" draw:start-glue-point="7" draw:end-shape="id3" draw:end-glue-point="4" svg:d="M6716 4408l-1290 1783" svg:viewBox="0 0 1291 1784">
          <text:p/>
        </draw:connector>
        <draw:connector draw:style-name="gr2" draw:text-style-name="P3" draw:layer="layout" draw:type="line" svg:x1="5.934cm" svg:y1="6.699cm" svg:x2="8.068cm" svg:y2="6.699cm" draw:start-shape="id3" draw:start-glue-point="10" draw:end-shape="id4" draw:end-glue-point="6" svg:d="M5934 6699h2134" svg:viewBox="0 0 2135 1">
          <text:p/>
        </draw:connector>
        <draw:connector draw:style-name="gr2" draw:text-style-name="P3" draw:layer="layout" draw:type="line" svg:x1="8.936cm" svg:y1="6.339cm" svg:x2="7.584cm" svg:y2="4.048cm" draw:start-shape="id4" draw:start-glue-point="11" draw:end-shape="id2" draw:end-glue-point="10" svg:d="M8936 6339l-1352-2291" svg:viewBox="0 0 1353 2292">
          <text:p/>
        </draw:connector>
        <draw:connector draw:style-name="gr2" draw:text-style-name="P3" draw:layer="layout" draw:type="line" svg:x1="7.076cm" svg:y1="4.556cm" svg:x2="8.216cm" svg:y2="6.339cm" draw:start-shape="id2" draw:start-glue-point="8" draw:end-shape="id4" draw:end-glue-point="5" svg:d="M7076 4556l1140 1783" svg:viewBox="0 0 1141 1784">
          <text:p/>
        </draw:connector>
        <draw:connector draw:style-name="gr2" draw:text-style-name="P3" draw:layer="layout" draw:type="line" svg:x1="9.084cm" svg:y1="6.699cm" svg:x2="11.368cm" svg:y2="6.699cm" draw:start-shape="id4" draw:start-glue-point="10" draw:end-shape="id5" draw:end-glue-point="6" svg:d="M9084 6699h2284" svg:viewBox="0 0 2285 1">
          <text:p/>
        </draw:connector>
        <draw:connector draw:style-name="gr2" draw:text-style-name="P3" draw:layer="layout" draw:type="line" svg:x1="10.277cm" svg:y1="4.556cm" svg:x2="11.516cm" svg:y2="6.339cm" draw:start-shape="id6" draw:start-glue-point="8" draw:end-shape="id5" draw:end-glue-point="5" svg:d="M10277 4556l1239 1783" svg:viewBox="0 0 1240 1784">
          <text:p/>
        </draw:connector>
        <draw:connector draw:style-name="gr2" draw:text-style-name="P3" draw:layer="layout" draw:type="line" svg:x1="12.236cm" svg:y1="6.339cm" svg:x2="10.785cm" svg:y2="4.048cm" draw:start-shape="id5" draw:start-glue-point="11" draw:end-shape="id6" draw:end-glue-point="10" svg:d="M12236 6339l-1451-2291" svg:viewBox="0 0 1452 2292">
          <text:p/>
        </draw:connector>
        <draw:connector draw:style-name="gr2" draw:text-style-name="P3" draw:layer="layout" draw:type="line" svg:x1="7.584cm" svg:y1="4.048cm" svg:x2="9.769cm" svg:y2="4.048cm" draw:start-shape="id2" draw:start-glue-point="10" draw:end-shape="id6" draw:end-glue-point="6" svg:d="M7584 4048h2185" svg:viewBox="0 0 2186 1">
          <text:p/>
        </draw:connector>
        <draw:connector draw:style-name="gr2" draw:text-style-name="P3" draw:layer="layout" draw:type="line" svg:x1="5.426cm" svg:y1="7.207cm" svg:x2="6.517cm" svg:y2="9.04cm" draw:start-shape="id3" draw:start-glue-point="8" draw:end-shape="id7" draw:end-glue-point="5" svg:d="M5426 7207l1091 1833" svg:viewBox="0 0 1092 1834">
          <text:p/>
        </draw:connector>
        <draw:connector draw:style-name="gr2" draw:text-style-name="P3" draw:layer="layout" draw:type="line" svg:x1="8.216cm" svg:y1="7.059cm" svg:x2="7.237cm" svg:y2="9.04cm" draw:start-shape="id4" draw:start-glue-point="7" draw:end-shape="id7" draw:end-glue-point="11" svg:d="M8216 7059l-979 1981" svg:viewBox="0 0 980 1982">
          <text:p/>
        </draw:connector>
        <draw:connector draw:style-name="gr2" draw:text-style-name="P3" draw:layer="layout" draw:type="line" svg:x1="9.917cm" svg:y1="9.76cm" svg:x2="7.237cm" svg:y2="9.76cm" draw:start-shape="id8" draw:start-glue-point="7" draw:end-shape="id7" draw:end-glue-point="9" svg:d="M9917 9760h-2680" svg:viewBox="0 0 2681 1">
          <text:p/>
        </draw:connector>
        <draw:connector draw:style-name="gr2" draw:text-style-name="P3" draw:layer="layout" draw:type="line" svg:x1="7.237cm" svg:y1="9.04cm" svg:x2="9.917cm" svg:y2="9.04cm" draw:start-shape="id7" draw:start-glue-point="11" draw:end-shape="id8" draw:end-glue-point="5" svg:d="M7237 9040h2680" svg:viewBox="0 0 2681 1">
          <text:p/>
        </draw:connector>
        <draw:connector draw:style-name="gr2" draw:text-style-name="P3" draw:layer="layout" draw:type="line" svg:x1="11.876cm" svg:y1="7.207cm" svg:x2="10.637cm" svg:y2="9.04cm" draw:start-shape="id5" draw:start-glue-point="8" draw:end-shape="id8" draw:end-glue-point="11" svg:d="M11876 7207l-1239 1833" svg:viewBox="0 0 1240 1834">
          <text:p/>
        </draw:connector>
        <draw:connector draw:style-name="gr2" draw:text-style-name="P3" draw:layer="layout" draw:type="line" svg:x1="5.426cm" svg:y1="11.692cm" svg:x2="6.517cm" svg:y2="9.76cm" draw:start-shape="id9" draw:start-glue-point="4" draw:end-shape="id7" draw:end-glue-point="7" svg:d="M5426 11692l1091-1932" svg:viewBox="0 0 1092 1933">
          <text:p/>
        </draw:connector>
        <draw:connector draw:style-name="gr2" draw:text-style-name="P3" draw:layer="layout" draw:type="line" svg:x1="7.237cm" svg:y1="9.76cm" svg:x2="8.576cm" svg:y2="11.692cm" draw:start-shape="id7" draw:start-glue-point="9" draw:end-shape="id10" draw:end-glue-point="4" svg:d="M7237 9760l1339 1932" svg:viewBox="0 0 1340 1933">
          <text:p/>
        </draw:connector>
        <draw:connector draw:style-name="gr2" draw:text-style-name="P3" draw:layer="layout" draw:type="line" svg:x1="8.068cm" svg:y1="12.2cm" svg:x2="5.934cm" svg:y2="12.2cm" draw:start-shape="id10" draw:start-glue-point="6" draw:end-shape="id9" draw:end-glue-point="10" svg:d="M8068 12200h-2134" svg:viewBox="0 0 2135 1">
          <text:p/>
        </draw:connector>
        <draw:connector draw:style-name="gr2" draw:text-style-name="P3" draw:layer="layout" draw:type="line" svg:x1="9.084cm" svg:y1="12.2cm" svg:x2="11.37cm" svg:y2="12.2cm" draw:start-shape="id10" draw:start-glue-point="10" draw:end-shape="id11" draw:end-glue-point="6" svg:d="M9084 12200h2286" svg:viewBox="0 0 2287 1">
          <text:p/>
        </draw:connector>
        <draw:connector draw:style-name="gr2" draw:text-style-name="P3" draw:layer="layout" draw:type="line" svg:x1="11.878cm" svg:y1="12.708cm" svg:x2="10.637cm" svg:y2="14.591cm" draw:start-shape="id11" draw:start-glue-point="8" draw:end-shape="id12" draw:end-glue-point="11" svg:d="M11878 12708l-1241 1883" svg:viewBox="0 0 1242 1884">
          <text:p/>
        </draw:connector>
        <draw:connector draw:style-name="gr2" draw:text-style-name="P3" draw:layer="layout" draw:type="line" svg:x1="9.917cm" svg:y1="14.591cm" svg:x2="8.576cm" svg:y2="12.708cm" draw:start-shape="id12" draw:start-glue-point="5" draw:end-shape="id10" draw:end-glue-point="8" svg:d="M9917 14591l-1341-1883" svg:viewBox="0 0 1342 1884">
          <text:p/>
        </draw:connector>
        <draw:frame draw:style-name="gr3" draw:text-style-name="P5" draw:layer="layout" svg:width="1.467cm" svg:height="0.806cm" svg:x="3.54cm" svg:y="2.905cm">
          <draw:text-box>
            <text:p text:style-name="P4">1/24</text:p>
          </draw:text-box>
        </draw:frame>
        <draw:frame draw:style-name="gr3" draw:text-style-name="P5" draw:layer="layout" svg:width="1.467cm" svg:height="0.806cm" svg:x="6.441cm" svg:y="2.905cm">
          <draw:text-box>
            <text:p text:style-name="P4">2/19</text:p>
          </draw:text-box>
        </draw:frame>
        <draw:frame draw:style-name="gr3" draw:text-style-name="P5" draw:layer="layout" svg:width="1.467cm" svg:height="0.806cm" svg:x="9.641cm" svg:y="2.905cm">
          <draw:text-box>
            <text:p text:style-name="P4">3/18</text:p>
          </draw:text-box>
        </draw:frame>
        <draw:frame draw:style-name="gr3" draw:text-style-name="P5" draw:layer="layout" svg:width="1.467cm" svg:height="0.806cm" svg:x="11.941cm" svg:y="5.605cm">
          <draw:text-box>
            <text:p text:style-name="P4">4/17</text:p>
          </draw:text-box>
        </draw:frame>
        <draw:frame draw:style-name="gr3" draw:text-style-name="P5" draw:layer="layout" svg:width="1.467cm" svg:height="0.806cm" svg:x="10.641cm" svg:y="8.705cm">
          <draw:text-box>
            <text:p text:style-name="P4">5/16</text:p>
          </draw:text-box>
        </draw:frame>
        <draw:frame draw:style-name="gr3" draw:text-style-name="P5" draw:layer="layout" svg:width="1.467cm" svg:height="0.806cm" svg:x="5.027cm" svg:y="8.674cm">
          <draw:text-box>
            <text:p text:style-name="P4">6/15</text:p>
          </draw:text-box>
        </draw:frame>
        <draw:frame draw:style-name="gr3" draw:text-style-name="P5" draw:layer="layout" svg:width="1.467cm" svg:height="0.806cm" svg:x="8.741cm" svg:y="11.105cm">
          <draw:text-box>
            <text:p text:style-name="P4">7/12</text:p>
          </draw:text-box>
        </draw:frame>
        <draw:frame draw:style-name="gr3" draw:text-style-name="P5" draw:layer="layout" svg:width="1.442cm" svg:height="0.806cm" svg:x="12.041cm" svg:y="11.105cm">
          <draw:text-box>
            <text:p text:style-name="P4">8/11</text:p>
          </draw:text-box>
        </draw:frame>
        <draw:frame draw:style-name="gr3" draw:text-style-name="P5" draw:layer="layout" svg:width="1.467cm" svg:height="0.806cm" svg:x="10.642cm" svg:y="14.405cm">
          <draw:text-box>
            <text:p text:style-name="P4">9/10</text:p>
          </draw:text-box>
        </draw:frame>
        <draw:frame draw:style-name="gr3" draw:text-style-name="P5" draw:layer="layout" svg:width="1.742cm" svg:height="0.806cm" svg:x="3.941cm" svg:y="11.005cm">
          <draw:text-box>
            <text:p text:style-name="P4">13/14</text:p>
          </draw:text-box>
        </draw:frame>
        <draw:frame draw:style-name="gr4" draw:text-style-name="P5" draw:layer="layout" svg:width="2.085cm" svg:height="0.962cm" svg:x="3.813cm" svg:y="5.572cm">
          <draw:text-box>
            <text:p text:style-name="P4">20/21</text:p>
          </draw:text-box>
        </draw:frame>
        <draw:frame draw:style-name="gr4" draw:text-style-name="P5" draw:layer="layout" svg:width="2.085cm" svg:height="0.962cm" svg:x="8.314cm" svg:y="5.572cm">
          <draw:text-box>
            <text:p text:style-name="P4">22/2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5-13T02:04:10.468000000</meta:creation-date>
    <dc:date>2022-06-28T23:01:56.688000000</dc:date>
    <meta:editing-duration>PT3M26S</meta:editing-duration>
    <meta:editing-cycles>2</meta:editing-cycles>
    <meta:generator>LibreOffice/6.3.2.2$Windows_X86_64 LibreOffice_project/98b30e735bda24bc04ab42594c85f7fd8be07b9c</meta:generator>
    <meta:document-statistic meta:object-count="44"/>
  </office:meta>
</office:document-meta>
</file>